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4%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4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14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90aa63b-5e44-7193-8ff4-02e3673526bc"/>15 sierpnia</text:p>
      <text:p text:style-name="P1">Kolejni scenarzyści w MLP:FiM</text:p>
      <text:p text:style-name="Text_20_body"/>
      <text:p text:style-name="P2">Meghan McCarthy ogłosiła na swoim Twitterze, iż wśród scenarzystów MLP:FiM pojawiły się dwie nowe osoby. Tym razem do grona piszących serial dołączyły Joanna Lewis i Kristine Songco. Nieco wcześnij G. M. Berrow oznajmiła, iż napisze jeden z odcinków nowego sezonu. Również Nick Confalone zapowiedział swoją obecność w składzie ekipy pracującej nad kolejnymi przygodami naszych ulubionych bohaterek.</text:p>
      <text:p text:style-name="Text_20_body"/>
      <text:p text:style-name="P3"><text:span text:style-name="T1">Link do obrazka: </text:span><text:a xlink:type="simple" xlink:href="http://puu.sh/cvAZD/e654cb443e.png" text:style-name="Internet_20_link" text:visited-style-name="Visited_20_Internet_20_Link"><text:span text:style-name="T2">http://puu.sh/cvAZD/e654cb443e.png</text:span></text:a></text:p>
      <text:p text:style-name="P3"><text:span text:style-name="T1">Link do źródła:  </text:span><text:a xlink:type="simple" xlink:href="https://twitter.com/MMeghanMcCarthy/status/500477717687435266" text:style-name="Internet_20_link" text:visited-style-name="Visited_20_Internet_20_Link"><text:span text:style-name="T2">https://twitter.com/MMeghanMcCarthy/status/500477717687435266</text:span></text:a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47S</meta:editing-duration>
    <meta:editing-cycles>4</meta:editing-cycles>
    <meta:generator>LibreOffice/4.3.2.2$Windows_x86 LibreOffice_project/edfb5295ba211bd31ad47d0bad0118690f76407d</meta:generator>
    <dc:date>2014-10-30T02:57:14.790000000</dc:date>
    <meta:document-statistic meta:table-count="0" meta:image-count="0" meta:object-count="0" meta:page-count="1" meta:paragraph-count="6" meta:word-count="70" meta:character-count="568" meta:non-whitespace-character-count="501"/>
    <meta:user-defined meta:name="Info 1"/>
    <meta:user-defined meta:name="Info 2"/>
    <meta:user-defined meta:name="Info 3"/>
    <meta:user-defined meta:name="Info 4"/>
  </office:meta>
</office:document-meta>
</file>